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4*"/>
    </style:style>
    <style:style style:name="Table1.D"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ffff00"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fo:background-color="#ffff00" style:font-weight-asian="normal" style:font-weight-complex="normal"/>
    </style:style>
    <style:style style:name="P5" style:family="paragraph" style:parent-style-name="Standard">
      <style:text-properties fo:background-color="#ffff00"/>
    </style:style>
    <style:style style:name="P6" style:family="paragraph" style:parent-style-name="Standard">
      <style:text-properties fo:background-color="#cfe7f5"/>
    </style:style>
    <style:style style:name="P7" style:family="paragraph" style:parent-style-name="Table_20_Contents">
      <style:text-properties fo:background-color="#ffff00"/>
    </style:style>
    <style:style style:name="P8" style:family="paragraph" style:parent-style-name="Standard" style:list-style-name="L28">
      <style:text-properties fo:background-color="#cfe7f5"/>
    </style:style>
    <style:style style:name="P9" style:family="paragraph" style:parent-style-name="Standard" style:list-style-name="L29"/>
    <style:style style:name="P10" style:family="paragraph" style:parent-style-name="Standard">
      <style:text-properties fo:background-color="#23ff23"/>
    </style:style>
    <style:style style:name="P11" style:family="paragraph" style:parent-style-name="Standard">
      <style:text-properties officeooo:rsid="001dbb49" officeooo:paragraph-rsid="001dbb49" fo:background-color="#23ff23"/>
    </style:style>
    <style:style style:name="P12" style:family="paragraph" style:parent-style-name="Standard">
      <style:text-properties officeooo:rsid="001facdc" officeooo:paragraph-rsid="001facdc" fo:background-color="#23ff23"/>
    </style:style>
    <style:style style:name="P13" style:family="paragraph" style:parent-style-name="Standard">
      <style:text-properties fo:font-weight="bold" officeooo:rsid="001facdc" officeooo:paragraph-rsid="001facdc" fo:background-color="#23ff23" style:font-weight-asian="bold" style:font-weight-complex="bold"/>
    </style:style>
    <style:style style:name="P14" style:family="paragraph" style:parent-style-name="Standard">
      <style:text-properties fo:background-color="#ffff00"/>
    </style:style>
    <style:style style:name="P15"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d52ab"/>
    </style:style>
    <style:style style:name="T4" style:family="text">
      <style:text-properties officeooo:rsid="001dbb49"/>
    </style:style>
    <style:style style:name="T5" style:family="text">
      <style:text-properties officeooo:rsid="001e1370"/>
    </style:style>
    <style:style style:name="T6" style:family="text">
      <style:text-properties fo:background-color="#23ff23" loext:char-shading-value="0"/>
    </style:style>
    <style:style style:name="T7" style:family="text">
      <style:text-properties officeooo:rsid="001e1370" fo:background-color="#23ff23" loext:char-shading-value="0"/>
    </style:style>
    <style:style style:name="T8" style:family="text">
      <style:text-properties officeooo:rsid="00203184"/>
    </style:style>
    <style:style style:name="T9" style:family="text">
      <style:text-properties officeooo:rsid="002127ba"/>
    </style:style>
    <style:style style:name="T10" style:family="text">
      <style:text-properties officeooo:rsid="00227af0"/>
    </style:style>
    <style:style style:name="T11" style:family="text">
      <style:text-properties officeooo:rsid="00235061"/>
    </style:style>
    <style:style style:name="T12" style:family="text">
      <style:text-properties officeooo:rsid="0024f5f9"/>
    </style:style>
    <style:style style:name="Sect1" style:family="section">
      <style:section-properties text:dont-balance-text-columns="false"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7da6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47b8b8"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tru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84d1" draw:textarea-horizontal-align="justify" draw:textarea-vertical-align="middle" draw:auto-grow-height="true" fo:min-height="0.3839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justify" draw:textarea-vertical-align="middle" draw:auto-grow-height="true" fo:min-height="0.8807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0084d1" draw:textarea-horizontal-align="justify" draw:textarea-vertical-align="middle" draw:auto-grow-height="true" fo:min-height="0.5134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tyle:run-through="foreground"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padding-top="0.0201in" fo:padding-bottom="0.0201in" fo:padding-left="0.0201in" fo:padding-right="0.0201in" style:run-through="foreground"/>
    </style:style>
    <style:style style:name="gr16" style:family="graphic">
      <style:graphic-properties draw:fill-color="#33cc66" draw:textarea-horizontal-align="justify" draw:textarea-vertical-align="middle" draw:auto-grow-height="true" fo:min-height="0.2909in" fo:wrap-option="wrap" style:run-through="foreground"/>
    </style:style>
    <style:style style:name="gr17" style:family="graphic">
      <style:graphic-properties draw:fill-color="#0084d1" draw:textarea-horizontal-align="justify" draw:textarea-vertical-align="middle" draw:auto-grow-height="true" fo:min-height="0.086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0084d1" draw:textarea-horizontal-align="justify" draw:textarea-vertical-align="middle" draw:auto-grow-height="true" fo:min-height="0.1654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0084d1" draw:textarea-horizontal-align="justify" draw:textarea-vertical-align="middle" draw:auto-grow-height="true" fo:min-height="0.184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ffcc99" draw:textarea-horizontal-align="center" draw:textarea-vertical-align="middle" draw:auto-grow-height="false" fo:min-height="0.4146in" fo:min-width="0.4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0084d1" draw:textarea-horizontal-align="justify" draw:textarea-vertical-align="middle" draw:auto-grow-height="true" fo:min-height="0.1736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0084d1" draw:textarea-horizontal-align="justify" draw:textarea-vertical-align="middle" draw:auto-grow-height="true" fo:min-height="0.1937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33cc66" draw:textarea-horizontal-align="justify" draw:textarea-vertical-align="middle" draw:auto-grow-height="true" fo:min-height="1.0575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9966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usEsse – Technical Founding Paper -Draft 1</text:p>
      <text:p text:style-name="Standard"/>
      <text:section text:style-name="Sect1" text:name="Section1">
        <text:p text:style-name="P1">Introduction</text:p>
        <text:p text:style-name="Standard">The next wave of Internet decentralization is underway. Built on the foundation of generations of mathematical and technological innovation in the field of cryptography and Internet networking. Blockchain technologies becoming the established backbone for decentralization. <text:s/>Self expression on the Internet has taken hold and now sensors add to the production of personal, environment and cultural data. <text:s/>These collective sensors are termed, the Internet of Things. <text:s/>In a personal sense, the term Quantified Self (QS) has been used to describe the use of this data for augmenting self intelligence, or wellbeing. <text:s/>This volume of personal data is growing exponentially and extracting intelligence in isolation or as a collective <text:span text:style-name="T8">is becoming increasingly difficult as the complexity of the problems needing addressed also increase. <text:s/>This increasing problem complexity is an i</text:span>ncentives <text:span text:style-name="T9">to purse new </text:span>scientific research to startup innovation. <text:s/>This paper sets out how an AAE, an autonomous application environment technology can combine, blockchain, sensors and measurers (intelligence extraction) for individuals on a decentralized Internet.</text:p>
        <text:p text:style-name="P1"/>
        <text:p text:style-name="P1">AAE Protocol Technology</text:p>
        <text:p text:style-name="Standard">AAE <text:span text:style-name="T2">(autonomous</text:span><text:span text:style-name="T1"> </text:span>application environment) – a decentralized modular application run and deployment container. The following diagram summaries it basic architecture:</text:p>
        <text:p text:style-name="Standard"/>
        <text:p text:style-name="Standard"/>
        <text:p text:style-name="Standard"><draw:rect text:anchor-type="paragraph" draw:z-index="0" draw:style-name="gr1" draw:text-style-name="P15" svg:width="4.1098in" svg:height="1.3677in" svg:x="1.3217in" svg:y="0.0146in"><text:p/></draw:rect><draw:rect text:anchor-type="paragraph" draw:z-index="5" draw:style-name="gr5" draw:text-style-name="P15" svg:width="2.4504in" svg:height="0.3748in" svg:x="2.1925in" svg:y="0.0555in"><text:p text:style-name="P15">Modular API</text:p></draw:rect></text:p>
        <text:p text:style-name="Standard"><draw:rect text:anchor-type="paragraph" draw:z-index="1" draw:style-name="gr2" draw:text-style-name="P15" svg:width="0.8776in" svg:height="0.9717in" svg:x="1.4862in" svg:y="0.0709in"><text:p text:style-name="P15">Measure</text:p><text:p text:style-name="P15">sensors</text:p></draw:rect><draw:rect text:anchor-type="paragraph" draw:z-index="2" draw:style-name="gr2" draw:text-style-name="P15" svg:width="0.9512in" svg:height="1.0642in" svg:x="4.4484in" svg:y="0.0756in"><text:p text:style-name="P15">Measure</text:p><text:p text:style-name="P15">Computation</text:p><text:p text:style-name="P15"/></draw:rect></text:p>
        <text:p text:style-name="Standard"><draw:rect text:anchor-type="paragraph" draw:z-index="4" draw:style-name="gr4" draw:text-style-name="P15" svg:width="1.7906in" svg:height="0.3421in" svg:x="2.5339in" svg:y="0.1118in"><text:p text:style-name="P15">Blockchain/contract</text:p></draw:rect></text:p>
        <text:p text:style-name="Standard"/>
        <text:p text:style-name="Standard"><draw:rect text:anchor-type="paragraph" draw:z-index="3" draw:style-name="gr3" draw:text-style-name="P15" svg:width="1.9043in" svg:height="0.3913in" svg:x="2.4772in" svg:y="0.1429in"><text:p text:style-name="P15">storage</text:p></draw:rect></text:p>
        <text:p text:style-name="Standard"/>
        <text:p text:style-name="Standard"/>
        <text:p text:style-name="Standard"/>
        <text:p text:style-name="Standard"/>
        <text:p text:style-name="P1">AAE Protocol container</text:p>
        <text:p text:style-name="Standard">The main function of the container is to provide a secure application run environment for any hardware . <text:s/>In bitcoin these are referred to wallets, with the core bitcoin and extra security wallets like <text:a xlink:type="simple" xlink:href="https://bitcoinarmory.com/">https://bitcoinarmory.com/</text:a> .</text:p>
        <text:p text:style-name="Standard"/>
        <text:p text:style-name="P2">Independent place where EsseCoins are created</text:p>
        <text:p text:style-name="P5">A new esseCoin is made when sensor data combined with an agreed measure are concluded. <text:s/>Two types of Essecoins can be made.</text:p>
        <text:p text:style-name="P5"/>
        <text:p text:style-name="P2">Self Contracts</text:p>
        <text:p text:style-name="P5">Where an individual choose to record and put on the record their own sensor data. <text:s/>A self subjective value is put on this data.</text:p>
        <text:p text:style-name="P5"/>
        <text:p text:style-name="P2">Peer to Peer Contracts</text:p>
        <text:p text:style-name="P5">Where t<text:span text:style-name="T10">w</text:span>o contracting parities accept to exchange data on the basis of an agreed independent sensor and measurement standard. To establish a subjective value with an incentive not to game or produce fraudulent or simply make up sensor data and measurment dat<text:span text:style-name="T10">a. T</text:span>he esseCoin value will be set in conjunction with a traditional fiat or crytocurrency base <text:span text:style-name="T10">monetary</text:span> value contract. <text:s/>The logic being it is now costly for the peers to collude to make EsseCoins and thus establish a status of being a Trusted <text:soft-page-break/>source of self data to exchange with.</text:p>
        <text:p text:style-name="P5"/>
        <text:p text:style-name="P1">DataFlow <text:s/>- wearable sensor for pulse rate</text:p>
        <text:p text:style-name="P1"/>
        <text:p text:style-name="P1">Self Contract flow</text:p>
        <text:p text:style-name="P6"/>
        <text:p text:style-name="P6"><draw:custom-shape text:anchor-type="paragraph" draw:z-index="6" draw:style-name="gr6" svg:width="0.3823in" svg:height="0.2925in" svg:x="0.2071in" svg:y="0.039in"><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6"/>
        <text:p text:style-name="P6"><draw:custom-shape text:anchor-type="paragraph" draw:z-index="7" draw:style-name="gr7" svg:width="0.1795in" svg:height="0.2933in" svg:x="0.3209in" svg:y="0.0457in"><text:p/><draw:enhanced-geometry svg:viewBox="0 0 11200 11200" draw:text-areas="1200 2200 10000 9000" draw:glue-points="5600 0 0 5600 5600 11200 11200 5600" draw:type="heart" draw:modifiers="1000 1000" draw:enhanced-path="M 5606 11198 C ?f0 ?f2 ?f4 ?f8 ?f4 ?f6 ?f4 ?f7 2606 -1156 5606 ?f3 8606 -1156 ?f5 ?f7 ?f5 ?f6 ?f5 ?f8 ?f1 ?f2 5606 11198 Z"><draw:equation draw:name="f0" draw:formula="3961-$0/2"/><draw:equation draw:name="f1" draw:formula="7247+$0/2"/><draw:equation draw:name="f2" draw:formula="8987-$1"/><draw:equation draw:name="f3" draw:formula="1498+$1/2"/><draw:equation draw:name="f4" draw:formula="400"/><draw:equation draw:name="f5" draw:formula="10800"/><draw:equation draw:name="f6" draw:formula="4200-$1/4"/><draw:equation draw:name="f7" draw:formula="?f6-3200+$0/4"/><draw:equation draw:name="f8" draw:formula="?f6+3200-$0/4"/><draw:handle draw:handle-position="$0 $1" draw:handle-range-x-minimum="0" draw:handle-range-x-maximum="5600" draw:handle-range-y-minimum="0" draw:handle-range-y-maximum="5600"/></draw:enhanced-geometry></draw:custom-shape></text:p>
        <text:p text:style-name="P6"/>
        <text:p text:style-name="P6"><draw:custom-shape text:anchor-type="paragraph" draw:z-index="8" draw:style-name="gr8" svg:width="0.8142in" svg:height="1.4205in" svg:x="0.1008in" svg:y="0.0472in"><text:p>IR sensor</text:p><text:p>Electronics give measure, frequency in time</text: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custom-shape text:anchor-type="paragraph" draw:z-index="13" draw:style-name="gr6" svg:width="0.7949in" svg:height="0.2705in" draw:transform="rotate (-0.785398163397448) translate (1.20763888888889in 0.039583333333333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draw:custom-shape text:anchor-type="paragraph" draw:z-index="9" draw:style-name="gr9" svg:width="4.5748in" svg:height="2.0831in" svg:x="1.5898in" svg:y="0.0846in"><text:p>AAE</text:p><draw:enhanced-geometry svg:viewBox="0 0 21600 21600" draw:type="rectangle" draw:enhanced-path="M 0 0 L 21600 0 21600 21600 0 21600 0 0 Z N"/></draw:custom-shape><draw:custom-shape text:anchor-type="paragraph" draw:z-index="11" draw:style-name="gr11" svg:width="2.0425in" svg:height="1.098in" svg:x="2.9008in" svg:y="0.0846in"><text:p>Ethereum (side-chain) Self contract</text:p><draw:enhanced-geometry svg:viewBox="0 0 21600 21600" draw:glue-points="10800 2150 0 10800 10800 19890 21600 10800" draw:text-areas="0 4300 21600 21600" draw:type="flowchart-manual-input" draw:enhanced-path="M 0 4300 L 21600 0 21600 21600 0 21600 0 4300 Z N"/></draw:custom-shape></text:p>
        <text:p text:style-name="P6"><draw:custom-shape text:anchor-type="paragraph" draw:z-index="10" draw:style-name="gr10" svg:width="0.7894in" svg:height="0.4787in" svg:x="1.7693in" svg:y="0.0472in"><text:p>App. Saves data</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19" draw:style-name="gr13" svg:width="1.0496in" svg:height="0.9606in" svg:x="4.8055in" svg:y="0.0307in"><text:p>EsseCoin</text:p><text:p><text:s/>creation</text:p><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6"><draw:custom-shape text:anchor-type="paragraph" draw:z-index="14" draw:style-name="gr6" svg:width="0.7949in" svg:height="0.2705in" draw:transform="rotate (-0.785398163397448) translate (2.50972222222222in 0.046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
        <text:p text:style-name="P6"/>
        <text:p text:style-name="P6"><draw:custom-shape text:anchor-type="paragraph" draw:z-index="15" draw:style-name="gr6" svg:width="0.8386in" svg:height="0.2197in" draw:transform="rotate (0.785398163397448) translate (2.27777777777778in 0.625694444444444in)"><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
        <text:p text:style-name="P6"><draw:custom-shape text:anchor-type="paragraph" draw:z-index="12" draw:style-name="gr12" svg:width="1.5224in" svg:height="0.6398in" svg:x="1.6957in" svg:y="0.1374in"><text:p>Maidsafe storage</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16" draw:style-name="gr10" svg:width="0.7894in" svg:height="0.4787in" svg:x="3.511in" svg:y="0.1528in"><text:p>Sleep AI</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17" draw:style-name="gr10" svg:width="0.7894in" svg:height="0.4787in" svg:x="4.439in" svg:y="0.1236in"><text:p>Sport AI</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18" draw:style-name="gr10" svg:width="0.7894in" svg:height="0.4787in" svg:x="5.2846in" svg:y="0.1201in"><text:p>Heart health AI</text:p><draw:enhanced-geometry svg:viewBox="0 0 21600 21600" draw:glue-points="10800 2150 0 10800 10800 19890 21600 10800" draw:text-areas="0 4300 21600 21600" draw:type="flowchart-manual-input" draw:enhanced-path="M 0 4300 L 21600 0 21600 21600 0 21600 0 4300 Z N"/></draw:custom-shape></text:p>
        <text:p text:style-name="P6"/>
        <text:p text:style-name="P6"/>
        <text:p text:style-name="P6"/>
        <text:p text:style-name="P6"/>
        <text:p text:style-name="P6"/>
        <text:p text:style-name="P6">Bockchain events:</text:p>
        <text:list xml:id="list2851392623407334644" text:style-name="L28">
          <text:list-item>
            <text:p text:style-name="P8">First use of AAE</text:p>
          </text:list-item>
          <text:list-item>
            <text:p text:style-name="P8">First use of Sensor + App.</text:p>
          </text:list-item>
          <text:list-item>
            <text:p text:style-name="P8">Setting up Maidsafe or ther decentralized storage</text:p>
          </text:list-item>
          <text:list-item>
            <text:p text:style-name="P8">AI modules providing data insights to AI to future simulations</text:p>
          </text:list-item>
          <text:list-item>
            <text:p text:style-name="P8">Each flow of measure from the sensor (ideally sensor should have built in blockchains)</text:p>
          </text:list-item>
        </text:list>
        <text:p text:style-name="Standard"/>
        <text:p text:style-name="P1">Peer to Peer contract flow</text:p>
        <text:p text:style-name="Standard"/>
        <text:p text:style-name="Standard"/>
        <text:p text:style-name="Standard"><draw:custom-shape text:anchor-type="paragraph" draw:z-index="35" draw:style-name="gr23" svg:width="1.6358in" svg:height="1.3197in" svg:x="2.5264in" svg:y="0.0283in"><text:p>Ethereum (blockchain) Smart Contract</text:p><draw:enhanced-geometry svg:viewBox="0 0 21600 21600" draw:glue-points="10800 2150 0 10800 10800 19890 21600 10800" draw:text-areas="0 4300 21600 21600" draw:type="flowchart-manual-input" draw:enhanced-path="M 0 4300 L 21600 0 21600 21600 0 21600 0 4300 Z N"/></draw:custom-shape>Peer 1<text:tab/><text:tab/><text:tab/><text:tab/><text:tab/><text:tab/><text:tab/><text:tab/><text:tab/>Peer 2</text:p>
        <text:p text:style-name="Standard"/>
        <text:p text:style-name="Standard"><draw:g text:anchor-type="paragraph" draw:z-index="20" draw:style-name="gr14"><draw:custom-shape draw:style-name="gr15" svg:width="1.6531in" svg:height="1.0024in" svg:x="0.4102in" svg:y="0.0193in"><text:p>AAE</text:p><draw:enhanced-geometry svg:viewBox="0 0 21600 21600" draw:type="rectangle" draw:enhanced-path="M 0 0 L 21600 0 21600 21600 0 21600 0 0 Z N"/></draw:custom-shape><draw:custom-shape draw:style-name="gr16" svg:width="0.6413in" svg:height="0.363in" svg:x="0.974in" svg:y="0.3209in"><text:p/><draw:enhanced-geometry svg:viewBox="0 0 21600 21600" draw:glue-points="10800 2150 0 10800 10800 19890 21600 10800" draw:text-areas="0 4300 21600 21600" draw:type="flowchart-manual-input" draw:enhanced-path="M 0 4300 L 21600 0 21600 21600 0 21600 0 4300 Z N"/></draw:custom-shape></draw:g><draw:g text:anchor-type="paragraph" draw:z-index="26" draw:style-name="gr14"><draw:custom-shape draw:style-name="gr15" svg:width="1.6531in" svg:height="1.0024in" svg:x="4.5453in" svg:y="0.0772in"><text:p>AAE</text:p><draw:enhanced-geometry svg:viewBox="0 0 21600 21600" draw:type="rectangle" draw:enhanced-path="M 0 0 L 21600 0 21600 21600 0 21600 0 0 Z N"/></draw:custom-shape><draw:custom-shape draw:style-name="gr16" svg:width="0.6413in" svg:height="0.363in" svg:x="5.1091in" svg:y="0.3787in"><text:p/><draw:enhanced-geometry svg:viewBox="0 0 21600 21600" draw:glue-points="10800 2150 0 10800 10800 19890 21600 10800" draw:text-areas="0 4300 21600 21600" draw:type="flowchart-manual-input" draw:enhanced-path="M 0 4300 L 21600 0 21600 21600 0 21600 0 4300 Z N"/></draw:custom-shape></draw:g><draw:custom-shape text:anchor-type="paragraph" draw:z-index="24" draw:style-name="gr20" svg:width="0.3067in" svg:height="0.5268in" svg:x="1.6665in" svg:y="0.110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25" draw:style-name="gr21" svg:width="0.3189in" svg:height="0.2161in" svg:x="0.5154in" svg:y="0.1181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3" draw:style-name="gr21" svg:width="0.3189in" svg:height="0.2161in" svg:x="4.6984in" svg:y="0.1791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4" draw:style-name="gr20" svg:width="0.3067in" svg:height="0.5268in" svg:x="5.8016in" svg:y="0.154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Standard"/>
        <text:p text:style-name="Standard"/>
        <text:p text:style-name="Standard"><draw:custom-shape text:anchor-type="paragraph" draw:z-index="21" draw:style-name="gr17" svg:width="0.4594in" svg:height="0.2413in" svg:x="0.4693in" svg:y="0.1693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3" draw:style-name="gr19" svg:width="0.2043in" svg:height="0.2295in" svg:x="1.5827in" svg:y="0.1618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2" draw:style-name="gr18" svg:width="0.2559in" svg:height="0.2051in" svg:x="1.2209in" svg:y="0.1862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7" draw:style-name="gr22" svg:width="0.4594in" svg:height="0.2413in" svg:x="0.4693in" svg:y="0.1693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8" draw:style-name="gr18" svg:width="0.2559in" svg:height="0.2051in" svg:x="1.2209in" svg:y="0.1862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29" draw:style-name="gr19" svg:width="0.2043in" svg:height="0.2295in" svg:x="1.5827in" svg:y="0.1618in"><text:p/><draw:enhanced-geometry svg:viewBox="0 0 21600 21600" draw:glue-points="10800 2150 0 10800 10800 19890 21600 10800" draw:text-areas="0 4300 21600 21600" draw:type="flowchart-manual-input" draw:enhanced-path="M 0 4300 L 21600 0 21600 21600 0 21600 0 4300 Z N"/></draw:custom-shape></text:p>
        <text:p text:style-name="Standard"><draw:custom-shape text:anchor-type="paragraph" draw:z-index="30" draw:style-name="gr22" svg:width="0.4594in" svg:height="0.2413in" svg:x="4.6689in" svg:y="0.0146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1" draw:style-name="gr18" svg:width="0.2559in" svg:height="0.2051in" svg:x="5.4201in" svg:y="0.0311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2" draw:style-name="gr19" svg:width="0.2043in" svg:height="0.2295in" svg:x="5.7819in" svg:y="0.0071in"><text:p/><draw:enhanced-geometry svg:viewBox="0 0 21600 21600" draw:glue-points="10800 2150 0 10800 10800 19890 21600 10800" draw:text-areas="0 4300 21600 21600" draw:type="flowchart-manual-input" draw:enhanced-path="M 0 4300 L 21600 0 21600 21600 0 21600 0 4300 Z N"/></draw:custom-shape><draw:custom-shape text:anchor-type="paragraph" draw:z-index="36" draw:style-name="gr24" svg:width="2.9303in" svg:height="1.6524in" svg:x="1.5744in" svg:y="0.0839in"><text:p>Fiat bitcoin (monetary value)</text:p><text:p>Measure (sensor + units)</text:p><text:p>esseCoin number + event</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text:p>
        <text:p text:style-name="Standard"/>
        <text:p text:style-name="Standard"/>
        <text:p text:style-name="Standard"/>
        <text:p text:style-name="Standard"/>
        <text:p text:style-name="Standard"/>
        <text:p text:style-name="Standard"/>
        <text:p text:style-name="P1"/>
        <text:p text:style-name="P1"><text:soft-page-break/></text:p>
        <text:p text:style-name="P1"/>
        <text:p text:style-name="P1"/>
        <text:p text:style-name="P1"/>
        <text:p text:style-name="P1"/>
        <text:p text:style-name="P1">Modular API (application programming interface)</text:p>
        <text:p text:style-name="P3">The primary building block for the AAE is the individual. <text:s/>All individuals will be free to independently perform self discovery of intelligence. <text:s/>The modular nature of the API allows the combining of multiple <text:s/>AAE for an individual or for those that want to combine self discovery on a Peer to Peer basis to aid the discovery of more complex collective problem solving. <text:s/>The AAE modularity also acts as the glue for existing decentralized technologies like storage and blockchain contracts and transactions.</text:p>
        <text:p text:style-name="Standard"/>
        <text:p text:style-name="P1">Blockchain/Contract (smart)</text:p>
        <text:p text:style-name="Standard">The backbone of trusted decentralization comes from the blockchain. Many blockchains exist starting with currency(bitcoin) and now contract (ethereum.org) for the decentralization of law. <text:s/>The AAE will be compatible and use such technologies.</text:p>
        <text:p text:style-name="Standard"/>
        <text:p text:style-name="P10">- <text:span text:style-name="T4">adding a contract to the blockchain</text:span></text:p>
        <text:p text:style-name="P11"><text:tab/>outcome based and <text:span text:style-name="T10">dynamically</text:span> updated given reality experienced good or bad</text:p>
        <text:p text:style-name="P10"/>
        <text:p text:style-name="P10"/>
        <text:p text:style-name="P10">- <text:span text:style-name="T4">seeding THEmeasure (contract, context, computation) across the networking</text:span></text:p>
        <text:p text:style-name="P10"><text:tab/><text:span text:style-name="T4">How to seed the sensors across the network initially i.e. be sure when its says apple watch or amiigo wearable that sensors data structure is know. Part of installing an AAE will involve putting the type of sensor on the blockchain and then getting a census on how each sensor is described will occur.</text:span></text:p>
        <text:p text:style-name="P10"/>
        <text:p text:style-name="P10">- <text:span text:style-name="T4">only going forward blockchain i.e. no peeling back just like bitcoin</text:span></text:p>
        <text:p text:style-name="P10"><text:tab/><text:span text:style-name="T4">The two parts above i.e. a decentralized blockchain peer to peer ledger plus the ability to update <text:tab/>the local THEmeasure software.</text:span></text:p>
        <text:p text:style-name="P10"/>
        <text:p text:style-name="P10">- <text:span text:style-name="T5">encryption of contract (the sensor specification, context(any thing available e.g gps co ordinates) and computation (source code of measure software, at electronics to API level)</text:span></text:p>
        <text:p text:style-name="Standard"><text:span text:style-name="T6"><text:tab/></text:span><text:span text:style-name="T7">Contract are not static entities, they are always live and updated with sensor/computations <text:tab/>measures. <text:s/>The data will be encrypted as it passes through the contract. Goal is for the data to <text:s/><text:tab/>be easy to move around in AAE computation environment securely but also provide a <text:tab/>disincentive to make up the sensor or computation data i.e. this will be expense in electricity <text:tab/>and CPU time.</text:span><text:tab/></text:p>
        <text:p text:style-name="Standard"/>
        <text:p text:style-name="P1">Storage</text:p>
        <text:p text:style-name="P3">Each individual has the right to keep a copy of their life on the record. Decentralized storage technologies promises to provide unlimited and secure peer to peer access, e.g. maidsafe.net. <text:s/>The AAE will use such saving protocols.</text:p>
        <text:p text:style-name="P3"/>
        <text:p text:style-name="P2">THEmeaure</text:p>
        <text:p text:style-name="P4">Sensors and Measurers are in effect the same fundamental concept, a means of recording reality. However its useful to categorize the Sensor as some independent hardware mechanism to record reality which Measurers use as the base ingredients from the Sensors to extract more value given any context.</text:p>
        <text:p text:style-name="P4"/>
        <table:table table:name="Table1" table:style-name="Table1">
          <table:table-column table:style-name="Table1.A" table:number-columns-repeated="3"/>
          <table:table-column table:style-name="Table1.D"/>
          <text:soft-page-break/>
          <table:table-row>
            <table:table-cell table:style-name="Table1.A1" office:value-type="string">
              <text:p text:style-name="P7">Granularity of reality</text:p>
            </table:table-cell>
            <table:table-cell table:style-name="Table1.A1" office:value-type="string">
              <text:p text:style-name="P7">Sensors</text:p>
            </table:table-cell>
            <table:table-cell table:style-name="Table1.A1" office:value-type="string">
              <text:p text:style-name="P7">Measurement</text:p>
            </table:table-cell>
            <table:table-cell table:style-name="Table1.D1" office:value-type="string">
              <text:p text:style-name="P7">Augmented Intelligence</text:p>
            </table:table-cell>
          </table:table-row>
          <table:table-row>
            <table:table-cell table:style-name="Table1.A2" office:value-type="string">
              <text:p text:style-name="P7">Examples</text:p>
            </table:table-cell>
            <table:table-cell table:style-name="Table1.A2" office:value-type="string">
              <text:p text:style-name="P7"/>
            </table:table-cell>
            <table:table-cell table:style-name="Table1.A2" office:value-type="string">
              <text:p text:style-name="P7"/>
            </table:table-cell>
            <table:table-cell table:style-name="Table1.D2" office:value-type="string">
              <text:p text:style-name="P7"/>
            </table:table-cell>
          </table:table-row>
          <table:table-row>
            <table:table-cell table:style-name="Table1.A2" office:value-type="string">
              <text:p text:style-name="P7">Movement</text:p>
            </table:table-cell>
            <table:table-cell table:style-name="Table1.A2" office:value-type="string">
              <text:p text:style-name="P7">Accelerometer</text:p>
              <text:p text:style-name="P7">Units, metre per second</text:p>
              <text:p text:style-name="P7">Metre based on human creation of distance between two places in space and time.</text:p>
            </table:table-cell>
            <table:table-cell table:style-name="Table1.A2" office:value-type="string">
              <text:p text:style-name="P7">Distance, time, speed, laws of motion physics</text:p>
              <text:p text:style-name="P7">What does this mean? <text:s/>Given context means anything.</text:p>
              <text:p text:style-name="P7">Measurers can take fundamental building senor data and combine with other data i.e. a specific context and extract value, i.e. create more data via Machine learning to AI. Example: movement in connection with loosing weight or bone strength or heart health or sporting achievement goal etc.</text:p>
            </table:table-cell>
            <table:table-cell table:style-name="Table1.D2" office:value-type="string">
              <text:p text:style-name="P7">The individual is free to use a range of sensors, measusers and then to use that follow their own volition or put up as data in a future esseCoin contract peer to peer.</text:p>
            </table:table-cell>
          </table:table-row>
        </table:table>
        <text:p text:style-name="P3"/>
        <text:p text:style-name="P3"/>
        <text:p text:style-name="P1"><text:span text:style-name="T11">Measure </text:span>Sensors:</text:p>
        <text:p text:style-name="P3">The ability to measure will increasing come from personal and environment sensors. The range and function of the sensors is vast and growing exponentially. <text:s/>The AAE will begin with 'light' data volumes that can be managed, heavier, voice, video data will follow.</text:p>
        <text:p text:style-name="P3"/>
        <text:p text:style-name="P1"><text:span text:style-name="T11">Measure Computation:</text:span></text:p>
        <text:p text:style-name="P3">The sensors capture the data, but what does it mean? <text:s/>What self intelligence or collective intelligence can be extracted? <text:s/>The AAI will provide a place for a broad range of application from statistics, data mining, machine learning, AI or AGI to run.</text:p>
        <text:p text:style-name="Standard"/>
        <text:p text:style-name="P1">Reward Measurers</text:p>
        <text:p text:style-name="Standard">Self and collective intelligence needs an incentive mechanism to direct evolution. Measurers will be rewarded when new discoveries are established ie rewarded with EsseCoins.</text:p>
        <text:p text:style-name="Standard">[need some mathematic formula for this. <text:s/>NB. Mining leads adoption in bitcoin, if we take a discovery rewarding then, that implies in the future, ie new knowledge can only be reward once established, but at the same time the individuals and society at large need a future looking mechanism to direct problem solving ingenuity eg. To sort my left knee pain to cure Cancer.] </text:p>
        <text:p text:style-name="Standard">Forward incentives and rewarding proof.</text:p>
        <text:p text:style-name="Standard"/>
        <text:p text:style-name="P1">Proof of knowledge, science, it works</text:p>
        <text:p text:style-name="Standard">When to decide to reward a measurer? <text:s/>Bring in new knowledge. <text:s/><text:span text:style-name="T3">Formula</text:span>, deployment in code, sensor or feedback <text:span text:style-name="T3">mechanism</text:span> ie display, human machine interaction.</text:p>
        <text:p text:style-name="Standard">Problem, all will claim <text:span text:style-name="T3">breakthroughs</text:span>, or set low proof measures to game success.</text:p>
        <text:p text:style-name="Standard"/>
        <text:p text:style-name="P1"><text:span text:style-name="T12">e</text:span>sseCoins</text:p>
        <text:p text:style-name="Standard"><text:soft-page-break/>The cryptocurrency of the AAE. How individual, sensor, measurers, cryp0-stack use?</text:p>
        <text:p text:style-name="Standard"/>
        <text:p text:style-name="P1">Fundamental Technology Challenges:</text:p>
        <text:list xml:id="list5032652773777767229" text:style-name="L29">
          <text:list-item>
            <text:p text:style-name="P9">volume of data</text:p>
          </text:list-item>
          <text:list-item>
            <text:p text:style-name="P9">integration with sensors</text:p>
          </text:list-item>
          <text:list-item>
            <text:p text:style-name="P9">running complex measurer code</text:p>
          </text:list-item>
          <text:list-item>
            <text:p text:style-name="P9">run any hardware environment</text:p>
          </text:list-item>
          <text:list-item>
            <text:p text:style-name="P9">realtime – feedback <text:span text:style-name="T3">visualization</text:span> augmentation, implant</text:p>
          </text:list-item>
          <text:list-item>
            <text:p text:style-name="P9">Security, privacy.</text:p>
          </text:list-item>
        </text:list>
        <text:p text:style-name="P3"/>
        <text:p text:style-name="P3">How address each of these: <text:s/>see separate papers.</text:p>
        <text:p text:style-name="P1"/>
        <text:p text:style-name="P1">Open source</text:p>
        <text:p text:style-name="P3">The code will freely available and governed by ModusEsse Foundation. <text:s/>Embracing decentralized technology tools, gitchain etc.</text:p>
        <text:p text:style-name="P1"/>
        <text:p text:style-name="P1">Developer adoption</text:p>
        <text:p text:style-name="Standard">Core – visionary crusaders, QS'ers, Engelbart followers</text:p>
        <text:p text:style-name="Standard"/>
        <text:p text:style-name="Standard">Sensors – wearables 2.0 leaders, kickstarter/indiegogo/crypto crowd funding starups, DIY, open source, medical, academia.</text:p>
        <text:p text:style-name="Standard"/>
        <text:p text:style-name="Standard">Measurers – data mining as service, AI, AGI, open source prediction projects, exist centralized QS as a service website/apps.</text:p>
        <text:p text:style-name="Standard"/>
        <text:p text:style-name="Standard">Existing decentralized: bitcoin, ethereum, maidsafe, crypto communities.</text:p>
        <text:p text:style-name="Standard"/>
        <text:p text:style-name="P13">AAE Developer Projects (paper needing written for each)</text:p>
        <text:p text:style-name="P12"/>
        <text:p text:style-name="P12">Contract creation – UI and context input and use of ethereum platform</text:p>
        <text:p text:style-name="P12"/>
        <text:p text:style-name="P12">Encryption of data, sensor and computation measured</text:p>
        <text:p text:style-name="P12"/>
        <text:p text:style-name="P12">Numeric value and probability calculations</text:p>
        <text:p text:style-name="P12"/>
        <text:p text:style-name="P12">Peer to Peer Blockchain updating and sharing</text:p>
        <text:p text:style-name="P12"/>
        <text:p text:style-name="P12"/>
        <text:p text:style-name="P12"/>
        <text:p text:style-name="P12"/>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boynejames </meta:initial-creator>
    <meta:creation-date>2014-08-30T10:43:19</meta:creation-date>
    <meta:generator>LibreOffice/4.2.6.3$Linux_X86_64 LibreOffice_project/420m0$Build-3</meta:generator>
    <dc:date>2014-09-15T11:23:06.188704853</dc:date>
    <meta:editing-duration>P5DT3H19M42S</meta:editing-duration>
    <meta:editing-cycles>118</meta:editing-cycles>
    <meta:document-statistic meta:table-count="1" meta:image-count="0" meta:object-count="0" meta:page-count="5" meta:paragraph-count="85" meta:word-count="1357" meta:character-count="8810" meta:non-whitespace-character-count="7495"/>
  </office:meta>
</office:document-meta>
</file>